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BB50000014D05DD584B71C48E3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name-asian="Webdings" style:font-size-asian="10pt" style:font-name-complex="Webdings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name-asian="Webdings" style:font-size-asian="9pt" style:font-name-complex="Webdings" style:font-size-complex="9pt"/>
    </style:style>
    <style:style style:name="P4" style:family="paragraph" style:parent-style-name="Standard">
      <style:paragraph-properties fo:text-align="center" style:justify-single-word="false"/>
      <style:text-properties style:use-window-font-color="true" style:font-name="Arial" fo:font-size="9pt" style:font-name-asian="Webdings" style:font-size-asian="9pt" style:font-name-complex="Webdings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officeooo:rsid="001d765a" officeooo:paragraph-rsid="001d765a" style:font-name-asian="Webdings" style:font-size-asian="16pt" style:font-name-complex="Webdings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3pt" fo:font-weight="bold" officeooo:rsid="001d765a" officeooo:paragraph-rsid="001d765a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9pt" officeooo:paragraph-rsid="001b83eb" style:font-name-asian="Webdings" style:font-size-asian="9pt" style:font-name-complex="Webdings" style:font-size-complex="9pt"/>
    </style:style>
    <style:style style:name="P8" style:family="paragraph" style:parent-style-name="Standard">
      <style:paragraph-properties fo:margin-left="0.25in" fo:margin-right="0.25in" fo:text-align="center" style:justify-single-word="false" fo:text-indent="0in" style:auto-text-indent="false"/>
      <style:text-properties officeooo:paragraph-rsid="001d765a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style:font-name="Arial" fo:font-size="7pt" officeooo:rsid="0018046b" style:font-name-asian="Webdings" style:font-size-asian="7pt" style:font-name-complex="Webdings" style:font-size-complex="7pt"/>
    </style:style>
    <style:style style:name="T2" style:family="text">
      <style:text-properties style:font-name="Arial" fo:font-size="7pt" officeooo:rsid="001d765a" style:font-name-asian="Webdings" style:font-size-asian="7pt" style:font-name-complex="Webdings" style:font-size-complex="7pt"/>
    </style:style>
    <style:style style:name="T3" style:family="text">
      <style:text-properties officeooo:rsid="001ef7ad"/>
    </style:style>
    <style:style style:name="T4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453in" style:run-through="foreground" style:wrap="run-through" style:number-wrapped-paragraphs="no-limit" style:vertical-pos="from-top" style:vertical-rel="page" style:horizontal-pos="center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0" draw:style-name="gr1" draw:text-style-name="P9" svg:x1="0.1252in" svg:y1="3in" svg:x2="3.8752in" svg:y2="3in">
        <text:p/>
      </draw:line>
      <draw:frame text:anchor-type="page" text:anchor-page-number="1" draw:z-index="1" draw:style-name="gr2" draw:text-style-name="P10" svg:width="2.3961in" svg:height="0.5453in" draw:transform="rotate (-3.14159265358979) translate (3.19791666666667in 1.74513888888889in)">
        <draw:text-box>
          <text:p text:style-name="P9"><text:span text:style-name="T4">Iowa Scaled Engineering, LLC</text:span></text:p>
          <text:p text:style-name="P9"><text:span text:style-name="T4"/></text:p>
          <text:p text:style-name="P9"><text:span text:style-name="T4">http://iascaled.com/</text:span></text:p>
        </draw:text-box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y="3.6in" svg:width="3in" svg:height="0.3299in" draw:z-index="2"><draw:image xlink:href="Pictures/1000020100000BB50000014D05DD584B71C48E3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6">Modular Signaling System<text:line-break/>Debug <text:span text:style-name="T3">Module</text:span></text:p>
      <text:p text:style-name="P2"/>
      <text:p text:style-name="P8"><text:span text:style-name="T2">The MSS-DEBUG is used to test </text:span><text:span text:style-name="T1">Modular Signaling System </text:span><text:span text:style-name="T2">(MSS)</text:span><text:span text:style-name="T1"> </text:span><text:span text:style-name="T2">components. <text:s/>It sends and receives </text:span><text:span text:style-name="T1">signals </text:span><text:span text:style-name="T2">over the MSS bus</text:span><text:span text:style-name="T1"> </text:span><text:span text:style-name="T2">to test standalone modules or debug problems in signal installations.</text:span></text:p>
      <text:p text:style-name="P7"/>
      <text:p text:style-name="P5">MSS-DEBUG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6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in" fo:page-height="6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tersen</meta:initial-creator>
    <meta:creation-date>2013-04-28T09:10:53</meta:creation-date>
    <meta:generator>LibreOffice/5.3.3.2$Linux_X86_64 LibreOffice_project/30m0$Build-2</meta:generator>
    <dc:date>2017-06-13T22:15:24.805396688</dc:date>
    <meta:editing-duration>PT40M52S</meta:editing-duration>
    <meta:editing-cycles>18</meta:editing-cycles>
    <meta:printed-by>Michael Petersen</meta:printed-by>
    <meta:print-date>2013-04-28T09:34:21</meta:print-date>
    <meta:document-statistic meta:table-count="0" meta:image-count="1" meta:object-count="0" meta:page-count="1" meta:paragraph-count="3" meta:word-count="36" meta:character-count="236" meta:non-whitespace-character-count="202"/>
  </office:meta>
</office:document-meta>
</file>